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LineBreak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neBreak.writeRtf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neBreak.RtfLineBreak( IRtfTextContainer parent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